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510000022C7612B76B.png" manifest:media-type="image/png"/>
  <manifest:file-entry manifest:full-path="Pictures/100000000000045000000241775AB4B0.png" manifest:media-type="image/png"/>
  <manifest:file-entry manifest:full-path="Pictures/100000000000045B0000023960D573C7.png" manifest:media-type="image/png"/>
  <manifest:file-entry manifest:full-path="Pictures/100000000000044E00000245D91D1156.png" manifest:media-type="image/png"/>
  <manifest:file-entry manifest:full-path="Pictures/1000000000000453000002354C4DA615.png" manifest:media-type="image/png"/>
  <manifest:file-entry manifest:full-path="Pictures/100000000000045D00000229F02D3969.png" manifest:media-type="image/png"/>
  <manifest:file-entry manifest:full-path="Pictures/10000000000004580000024FAC2818E6.png" manifest:media-type="image/png"/>
  <manifest:file-entry manifest:full-path="Pictures/100000000000045A00000223609C949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1" draw:layer="layout" svg:width="27.999cm" svg:height="13.747cm" svg:x="0.053cm" svg:y="3.666cm">
          <draw:image xlink:href="Pictures/100000000000045A00000223609C9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2.914cm" svg:height="12.178cm" svg:x="2.542cm" svg:y="4.914cm" presentation:class="graphic">
          <draw:image xlink:href="Pictures/10000000000004580000024FAC2818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6cm" svg:height="12.178cm" svg:x="1.699cm" svg:y="4.914cm" presentation:class="graphic">
          <draw:image xlink:href="Pictures/100000000000045D00000229F02D3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86cm" svg:height="12.178cm" svg:x="2.069cm" svg:y="4.914cm" presentation:class="graphic">
          <draw:image xlink:href="Pictures/1000000000000453000002354C4DA6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099cm" svg:height="12.178cm" svg:x="2.449cm" svg:y="4.914cm" presentation:class="graphic">
          <draw:image xlink:href="Pictures/100000000000044E00000245D91D11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864cm" svg:height="12.178cm" svg:x="2.067cm" svg:y="4.914cm" presentation:class="graphic">
          <draw:image xlink:href="Pictures/100000000000045B0000023960D573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084cm" svg:height="12.178cm" svg:x="2.457cm" svg:y="4.914cm" presentation:class="graphic">
          <draw:image xlink:href="Pictures/100000000000045000000241775AB4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203cm" svg:height="12.178cm" svg:x="1.897cm" svg:y="4.914cm" presentation:class="graphic">
          <draw:image xlink:href="Pictures/10000000000004510000022C7612B7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2:05:53.562225760</meta:creation-date>
    <dc:date>2015-02-06T12:07:36.506557209</dc:date>
    <meta:editing-duration>P0D</meta:editing-duration>
    <meta:editing-cycles>1</meta:editing-cycles>
    <meta:document-statistic meta:object-count="54"/>
    <meta:generator>LibreOffice/4.2.7.2$Linux_x86 LibreOffice_project/420m0$Build-2</meta:generator>
  </office:meta>
</office:document-meta>
</file>